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.976cm"/>
    </style:style>
    <style:style style:name="co14" style:family="table-column">
      <style:table-column-properties fo:break-before="auto" style:column-width="1.21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1.838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1.812cm"/>
    </style:style>
    <style:style style:name="co19" style:family="table-column">
      <style:table-column-properties fo:break-before="auto" style:column-width="2.221cm"/>
    </style:style>
    <style:style style:name="co20" style:family="table-column">
      <style:table-column-properties fo:break-before="auto" style:column-width="21.099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.393cm"/>
    </style:style>
    <style:style style:name="co23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20"/>
        </table:table-row>
        <table:table-row table:style-name="ro1">
          <table:table-cell office:value-type="string">
            <text:p>TRSP benchmark (../Instances/trsp/pillac/subset25)</text:p>
          </table:table-cell>
          <table:table-cell table:number-columns-repeated="20"/>
        </table:table-row>
        <table:table-row table:style-name="ro1">
          <table:table-cell office:value-type="string">
            <text:p>INIT_COST_DELEGATE=class vroom.trsp.datamodel.costDelegates.TRSPWorkingTimeDelegate</text:p>
          </table:table-cell>
          <table:table-cell table:number-columns-repeated="20"/>
        </table:table-row>
        <table:table-row table:style-name="ro1">
          <table:table-cell office:value-type="string">
            <text:p>RCH_RND_FACTOR=10.0</text:p>
          </table:table-cell>
          <table:table-cell table:number-columns-repeated="20"/>
        </table:table-row>
        <table:table-row table:style-name="ro1">
          <table:table-cell office:value-type="string">
            <text:p>ALNS_DES_P=8.0</text:p>
          </table:table-cell>
          <table:table-cell table:number-columns-repeated="20"/>
        </table:table-row>
        <table:table-row table:style-name="ro1">
          <table:table-cell office:value-type="string">
            <text:p>RUN_BKS_FILE=../Instances/trsp/pillac/pillac.sol</text:p>
          </table:table-cell>
          <table:table-cell table:number-columns-repeated="20"/>
        </table:table-row>
        <table:table-row table:style-name="ro1">
          <table:table-cell office:value-type="string">
            <text:p>ALNS_SA_W=0.05</text:p>
          </table:table-cell>
          <table:table-cell table:number-columns-repeated="20"/>
        </table:table-row>
        <table:table-row table:style-name="ro1">
          <table:table-cell office:value-type="string">
            <text:p>THREAD_COUNT=4</text:p>
          </table:table-cell>
          <table:table-cell table:number-columns-repeated="20"/>
        </table:table-row>
        <table:table-row table:style-name="ro1">
          <table:table-cell office:value-type="string">
            <text:p>ALNS_SA_XI_RANGE=[0.1,0.4]</text:p>
          </table:table-cell>
          <table:table-cell table:number-columns-repeated="20"/>
        </table:table-row>
        <table:table-row table:style-name="ro1">
          <table:table-cell office:value-type="string">
            <text:p>ALNS_SA_P=0.5</text:p>
          </table:table-cell>
          <table:table-cell table:number-columns-repeated="20"/>
        </table:table-row>
        <table:table-row table:style-name="ro1">
          <table:table-cell office:value-type="string">
            <text:p>SC_FORCE_EQUAL=false</text:p>
          </table:table-cell>
          <table:table-cell table:number-columns-repeated="20"/>
        </table:table-row>
        <table:table-row table:style-name="ro1">
          <table:table-cell office:value-type="string">
            <text:p>RCH_COST_DELEGATE=class vroom.trsp.datamodel.costDelegates.TRSPWorkingTimeDelegate</text:p>
          </table:table-cell>
          <table:table-cell table:number-columns-repeated="20"/>
        </table:table-row>
        <table:table-row table:style-name="ro1">
          <table:table-cell office:value-type="string">
            <text:p>RUN_SOLVER=class vroom.trsp.RCHSCSolver</text:p>
          </table:table-cell>
          <table:table-cell table:number-columns-repeated="20"/>
        </table:table-row>
        <table:table-row table:style-name="ro1">
          <table:table-cell office:value-type="string">
            <text:p>ALNS_A_R=0.1</text:p>
          </table:table-cell>
          <table:table-cell table:number-columns-repeated="20"/>
        </table:table-row>
        <table:table-row table:style-name="ro1">
          <table:table-cell office:value-type="string">
            <text:p>BALANCE_COST_DELEGATE_MEASURE=MaxMinGap</text:p>
          </table:table-cell>
          <table:table-cell table:number-columns-repeated="20"/>
        </table:table-row>
        <table:table-row table:style-name="ro1">
          <table:table-cell office:value-type="string">
            <text:p>OBJ_GAMMA=0.1</text:p>
          </table:table-cell>
          <table:table-cell table:number-columns-repeated="20"/>
        </table:table-row>
        <table:table-row table:style-name="ro1">
          <table:table-cell office:value-type="string">
            <text:p>ALNS_A_SIGMA1=1.0</text:p>
          </table:table-cell>
          <table:table-cell table:number-columns-repeated="20"/>
        </table:table-row>
        <table:table-row table:style-name="ro1">
          <table:table-cell office:value-type="string">
            <text:p>ALNS_A_SIGMA3=0.4</text:p>
          </table:table-cell>
          <table:table-cell table:number-columns-repeated="20"/>
        </table:table-row>
        <table:table-row table:style-name="ro1">
          <table:table-cell office:value-type="string">
            <text:p>ALNS_A_SIGMA2=0.25</text:p>
          </table:table-cell>
          <table:table-cell table:number-columns-repeated="20"/>
        </table:table-row>
        <table:table-row table:style-name="ro1">
          <table:table-cell office:value-type="string">
            <text:p>RUN_CVRPTW=false</text:p>
          </table:table-cell>
          <table:table-cell table:number-columns-repeated="20"/>
        </table:table-row>
        <table:table-row table:style-name="ro1">
          <table:table-cell office:value-type="string">
            <text:p>ALNS_COST_DELEGATE=class vroom.trsp.datamodel.costDelegates.TRSPWorkingTimeDelegate</text:p>
          </table:table-cell>
          <table:table-cell table:number-columns-repeated="20"/>
        </table:table-row>
        <table:table-row table:style-name="ro1">
          <table:table-cell office:value-type="string">
            <text:p>RUN_FILE_PATTERN=R?C?\d+.100_25\-\d+\-\d+\-\d+.txt</text:p>
          </table:table-cell>
          <table:table-cell table:number-columns-repeated="20"/>
        </table:table-row>
        <table:table-row table:style-name="ro1">
          <table:table-cell office:value-type="string">
            <text:p>RUN_ENSURE_REP=false</text:p>
          </table:table-cell>
          <table:table-cell table:number-columns-repeated="20"/>
        </table:table-row>
        <table:table-row table:style-name="ro1">
          <table:table-cell office:value-type="string">
            <text:p>RUN_INSTANCE_FOLDER=../Instances/trsp/pillac/subset25</text:p>
          </table:table-cell>
          <table:table-cell table:number-columns-repeated="20"/>
        </table:table-row>
        <table:table-row table:style-name="ro1">
          <table:table-cell office:value-type="string">
            <text:p>ALNS_A_L=100</text:p>
          </table:table-cell>
          <table:table-cell table:number-columns-repeated="20"/>
        </table:table-row>
        <table:table-row table:style-name="ro1">
          <table:table-cell office:value-type="string">
            <text:p>CFG_PARENT=./config/bench/bench_base_4threads_x10.cfg</text:p>
          </table:table-cell>
          <table:table-cell table:number-columns-repeated="20"/>
        </table:table-row>
        <table:table-row table:style-name="ro1">
          <table:table-cell office:value-type="string">
            <text:p>SC_MAX_TIME=300.0</text:p>
          </table:table-cell>
          <table:table-cell table:number-columns-repeated="20"/>
        </table:table-row>
        <table:table-row table:style-name="ro1">
          <table:table-cell office:value-type="string">
            <text:p>ALNS_MAX_TIME=2147483647</text:p>
          </table:table-cell>
          <table:table-cell table:number-columns-repeated="20"/>
        </table:table-row>
        <table:table-row table:style-name="ro1">
          <table:table-cell office:value-type="string">
            <text:p>ALNS_MAX_IT=25000</text:p>
          </table:table-cell>
          <table:table-cell table:number-columns-repeated="20"/>
        </table:table-row>
        <table:table-row table:style-name="ro1">
          <table:table-cell office:value-type="string">
            <text:p>RUN_THREADS=1</text:p>
          </table:table-cell>
          <table:table-cell table:number-columns-repeated="20"/>
        </table:table-row>
        <table:table-row table:style-name="ro1">
          <table:table-cell office:value-type="string">
            <text:p>RCH_MAX_IT=1000</text:p>
          </table:table-cell>
          <table:table-cell table:number-columns-repeated="20"/>
        </table:table-row>
        <table:table-row table:style-name="ro1">
          <table:table-cell office:value-type="string">
            <text:p>SC_GRBENV_FILE=config/gurobi/grb_bench_pcemn.env</text:p>
          </table:table-cell>
          <table:table-cell table:number-columns-repeated="20"/>
        </table:table-row>
        <table:table-row table:style-name="ro1">
          <table:table-cell office:value-type="string">
            <text:p>SC_COST_DELEGATE=class vroom.trsp.datamodel.costDelegates.TRSPWorkingTimeDelegate</text:p>
          </table:table-cell>
          <table:table-cell table:number-columns-repeated="20"/>
        </table:table-row>
        <table:table-row table:style-name="ro1">
          <table:table-cell office:value-type="string">
            <text:p>ALNS_SA_ALPHA=0.002</text:p>
          </table:table-cell>
          <table:table-cell table:number-columns-repeated="20"/>
        </table:table-row>
        <table:table-row table:style-name="ro1">
          <table:table-cell office:value-type="string">
            <text:p>RCH_POOL_HASHER=class vroom.trsp.datamodel.NodeSetSolutionHasher</text:p>
          </table:table-cell>
          <table:table-cell table:number-columns-repeated="20"/>
        </table:table-row>
        <table:table-row table:style-name="ro1">
          <table:table-cell office:value-type="string">
            <text:p>RUN_SEEDS=[1,2,3,4,5,6]</text:p>
          </table:table-cell>
          <table:table-cell table:number-columns-repeated="20"/>
        </table:table-row>
        <table:table-row table:style-name="ro1">
          <table:table-cell office:value-type="string">
            <text:p>ALNS_COMP_HANDLER=class vroom.common.heuristics.alns.ALNSComponentHandler</text:p>
          </table:table-cell>
          <table:table-cell table:number-columns-repeated="20"/>
        </table:table-row>
        <table:table-row table:style-name="ro1">
          <table:table-cell office:value-type="string">
            <text:p>RUN_NUM_REPLICAS=1</text:p>
          </table:table-cell>
          <table:table-cell table:number-columns-repeated="20"/>
        </table:table-row>
        <table:table-row table:style-name="ro1">
          <table:table-cell office:value-type="string">
            <text:p>RUN_WRITE_LP=fals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ALNS: D:[DestroyRandom, rel-stat-(1.0,1.0,1.0)[p:8.0], rel-time[p:8.0], DestroyCritical[p:8.0]] R:[regret-1[1], regret-2[2]]</text:p>
          </table:table-cell>
          <table:table-cell table:number-columns-repeated="20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pool_gen_time</text:p>
          </table:table-cell>
          <table:table-cell office:value-type="string">
            <text:p>sc_time</text:p>
          </table:table-cell>
          <table:table-cell office:value-type="string">
            <text:p>sol_unserved</text:p>
          </table:table-cell>
          <table:table-cell office:value-type="string">
            <text:p>sol_wt</text:p>
          </table:table-cell>
          <table:table-cell office:value-type="string">
            <text:p>sol_wt_dev</text:p>
          </table:table-cell>
          <table:table-cell office:value-type="string">
            <text:p>sol_bks</text:p>
          </table:table-cell>
          <table:table-cell office:value-type="string">
            <text:p>sol_gap</text:p>
          </table:table-cell>
          <table:table-cell office:value-type="string">
            <text:p>sol_bks_K</text:p>
          </table:table-cell>
          <table:table-cell office:value-type="string">
            <text:p>sol_K</text:p>
          </table:table-cell>
          <table:table-cell office:value-type="string">
            <text:p>sol_checksol</text:p>
          </table:table-cell>
          <table:table-cell office:value-type="string">
            <text:p>sc_bbgap</text:p>
          </table:table-cell>
          <table:table-cell office:value-type="string">
            <text:p>sc_status</text:p>
          </table:table-cell>
          <table:table-cell office:value-type="string">
            <text:p>pool_size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172">
            <text:p>11172</text:p>
          </table:table-cell>
          <table:table-cell office:value-type="float" office:value="56398">
            <text:p>56398</text:p>
          </table:table-cell>
          <table:table-cell office:value-type="float" office:value="0">
            <text:p>0</text:p>
          </table:table-cell>
          <table:table-cell office:value-type="float" office:value="12339.3033">
            <text:p>12339.3033</text:p>
          </table:table-cell>
          <table:table-cell office:value-type="float" office:value="1221.4819">
            <text:p>1221.4819</text:p>
          </table:table-cell>
          <table:table-cell office:value-type="float" office:value="11082.8108">
            <text:p>11082.8108</text:p>
          </table:table-cell>
          <table:table-cell table:style-name="ce1" office:value-type="percentage" office:value="0.113373">
            <text:p>11.34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style-name="ce1" office:value-type="percentage" office:value="-0">
            <text:p>0.00%</text:p>
          </table:table-cell>
          <table:table-cell office:value-type="string">
            <text:p>INTERRUPTED</text:p>
          </table:table-cell>
          <table:table-cell office:value-type="float" office:value="64094">
            <text:p>64094</text:p>
          </table:table-cell>
          <table:table-cell office:value-type="string">
            <text:p>[1,2,3,4,5,6]</text:p>
          </table:table-cell>
          <table:table-cell office:value-type="string">
            <text:p>&lt;1,57,127||3,0,67,71,70,73,76,75,77,74,72,129|4,0,58,56,60,62,63,64,61,59,130|5,123,0,88,110,31,131||7,0,80,79,78,81,83,84,93,91,94,133|8,0,49,50,134|9,82,135|10,0,42,43,44,40,41,39,37,136|11,0,121,120,119,117,118,122,125,124,26,100,137||13,0,103,101,96,95,98,102,104,105,139|14,0,92,90,87,99,97,86,89,140|15,30,28,32,33,35,36,34,29,27,141|16,0,38,142||18,0,68,66,65,69,85,144||20,115,146|21,45,0,52,54,55,53,51,48,47,46,147|22,0,112,111,108,107,109,113,114,116,148|23,0,106,149||&gt;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2262">
            <text:p>12262</text:p>
          </table:table-cell>
          <table:table-cell office:value-type="float" office:value="100790">
            <text:p>100790</text:p>
          </table:table-cell>
          <table:table-cell office:value-type="float" office:value="0">
            <text:p>0</text:p>
          </table:table-cell>
          <table:table-cell office:value-type="float" office:value="11590.0883">
            <text:p>11590.0883</text:p>
          </table:table-cell>
          <table:table-cell office:value-type="float" office:value="1222.1951">
            <text:p>1222.1951</text:p>
          </table:table-cell>
          <table:table-cell office:value-type="float" office:value="10735.6333">
            <text:p>10735.6333</text:p>
          </table:table-cell>
          <table:table-cell table:style-name="ce1" office:value-type="percentage" office:value="0.079591">
            <text:p>7.96%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INTERRUPTED</text:p>
          </table:table-cell>
          <table:table-cell office:value-type="float" office:value="73414">
            <text:p>73414</text:p>
          </table:table-cell>
          <table:table-cell office:value-type="string">
            <text:p>[1,2,3,4,5,6]</text:p>
          </table:table-cell>
          <table:table-cell office:value-type="string">
            <text:p>&lt;2,0,92,90,128|3,30,28,32,33,0,36,34,31,29,27,129|4,59,49,130|||7,120,0,121,119,117,118,122,125,124,133|8,62,42,134||10,57,0,50,52,54,55,53,51,48,47,46,136|11,115,0,88,87,97,86,89,93,91,137|||14,0,58,56,60,63,64,61,140|15,68,0,67,73,71,141|16,38,43,44,40,41,39,37,142|17,0,45,66,99,143|18,0,112,111,108,107,109,110,113,114,144|19,0,82,84,65,69,70,76,75,77,74,72,145||21,106,103,101,96,95,98,102,104,105,94,147||23,80,79,78,81,83,85,149|24,0,116,123,100,35,26,150|&gt;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2272">
            <text:p>12272</text:p>
          </table:table-cell>
          <table:table-cell office:value-type="float" office:value="242419">
            <text:p>242419</text:p>
          </table:table-cell>
          <table:table-cell office:value-type="float" office:value="0">
            <text:p>0</text:p>
          </table:table-cell>
          <table:table-cell office:value-type="float" office:value="20217.4764">
            <text:p>20217.4764</text:p>
          </table:table-cell>
          <table:table-cell office:value-type="float" office:value="3256.3814">
            <text:p>3256.3814</text:p>
          </table:table-cell>
          <table:table-cell office:value-type="float" office:value="11682.8421">
            <text:p>11682.8421</text:p>
          </table:table-cell>
          <table:table-cell table:style-name="ce1" office:value-type="percentage" office:value="0.730527">
            <text:p>73.05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4201">
            <text:p>74201</text:p>
          </table:table-cell>
          <table:table-cell office:value-type="string">
            <text:p>[1,2,3,4,5,6]</text:p>
          </table:table-cell>
          <table:table-cell office:value-type="string">
            <text:p>&lt;1,0,88,99,97,89,91,94,93,90,80,79,78,81,83,85,84,82,65,69,71,70,76,75,77,68,73,127|||4,0,48,43,44,41,39,37,40,38,34,35,33,46,130|||||9,92,0,87,86,74,72,67,66,121,135||11,118,0,30,27,26,124,117,123,32,29,114,116,113,109,107,101,98,103,115,137|||14,55,57,64,61,140||||18,0,125,122,119,120,28,111,108,110,96,95,105,104,106,102,112,144|19,47,0,49,52,54,31,58,56,60,62,63,59,53,51,42,50,36,145||||23,45,100,149||&gt;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6758">
            <text:p>16758</text:p>
          </table:table-cell>
          <table:table-cell office:value-type="float" office:value="38727">
            <text:p>38727</text:p>
          </table:table-cell>
          <table:table-cell office:value-type="float" office:value="0">
            <text:p>0</text:p>
          </table:table-cell>
          <table:table-cell office:value-type="float" office:value="16377.9543">
            <text:p>16377.9543</text:p>
          </table:table-cell>
          <table:table-cell office:value-type="float" office:value="3346.2121">
            <text:p>3346.2121</text:p>
          </table:table-cell>
          <table:table-cell office:value-type="float" office:value="10580.3157">
            <text:p>10580.3157</text:p>
          </table:table-cell>
          <table:table-cell table:style-name="ce1" office:value-type="percentage" office:value="0.547965">
            <text:p>54.80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98317">
            <text:p>98317</text:p>
          </table:table-cell>
          <table:table-cell office:value-type="string">
            <text:p>[1,2,3,4,5,6]</text:p>
          </table:table-cell>
          <table:table-cell office:value-type="string">
            <text:p>&lt;4,45,0,47,52,55,54,59,58,63,61,53,48,43,44,41,39,37,40,34,36,33,130||||||10,27,136||12,88,0,92,87,99,97,86,89,91,94,93,90,74,80,82,138|13,116,139|||||||20,118,0,30,100,125,122,120,123,32,29,114,109,111,110,146|21,0,121,79,78,81,83,85,84,65,69,71,70,76,75,77,72,73,68,67,66,147|22,46,0,26,124,117,119,28,113,108,107,101,96,95,98,105,104,106,103,102,112,115,148|||25,0,49,31,57,56,60,62,64,51,42,38,50,35,151&gt;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0111">
            <text:p>10111</text:p>
          </table:table-cell>
          <table:table-cell office:value-type="float" office:value="300036">
            <text:p>300036</text:p>
          </table:table-cell>
          <table:table-cell office:value-type="float" office:value="0">
            <text:p>0</text:p>
          </table:table-cell>
          <table:table-cell office:value-type="float" office:value="4608.3119">
            <text:p>4608.3119</text:p>
          </table:table-cell>
          <table:table-cell office:value-type="float" office:value="108.8786">
            <text:p>108.8786</text:p>
          </table:table-cell>
          <table:table-cell office:value-type="float" office:value="3459.8571">
            <text:p>3459.8571</text:p>
          </table:table-cell>
          <table:table-cell table:style-name="ce1" office:value-type="percentage" office:value="0.331937">
            <text:p>33.19%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style-name="ce1" office:value-type="percentage" office:value="0.0684">
            <text:p>6.84%</text:p>
          </table:table-cell>
          <table:table-cell office:value-type="string">
            <text:p>TIME_LIMIT</text:p>
          </table:table-cell>
          <table:table-cell office:value-type="float" office:value="33914">
            <text:p>33914</text:p>
          </table:table-cell>
          <table:table-cell office:value-type="string">
            <text:p>[1,2,3,4,5,6]</text:p>
          </table:table-cell>
          <table:table-cell office:value-type="string">
            <text:p>&lt;1,64,100,66,99,127|2,0,97,46,65,78,51,128|3,0,123,41,111,125,129|4,70,69,63,130|5,88,89,131|6,48,92,81,50,132|7,0,44,115,45,133|8,0,76,34,59,60,102,134|9,0,77,119,62,116,135|10,120,0,124,110,121,118,136|11,0,108,107,32,35,137|12,43,29,138|13,0,58,103,28,93,49,105,139|14,0,84,30,86,109,85,114,140|15,0,52,56,113,71,42,141|16,61,72,33,142|17,53,0,98,47,79,143|18,0,87,36,74,73,144|19,67,40,82,68,145|20,117,39,0,31,146|21,54,106,80,147|22,94,55,0,57,95,148|23,0,27,112,122,38,83,149|24,0,37,101,104,75,150|25,90,96,91,26,151&gt;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9716">
            <text:p>9716</text:p>
          </table:table-cell>
          <table:table-cell office:value-type="float" office:value="300048">
            <text:p>300048</text:p>
          </table:table-cell>
          <table:table-cell office:value-type="float" office:value="0">
            <text:p>0</text:p>
          </table:table-cell>
          <table:table-cell office:value-type="float" office:value="4301.7265">
            <text:p>4301.7265</text:p>
          </table:table-cell>
          <table:table-cell office:value-type="float" office:value="229.2616">
            <text:p>229.2616</text:p>
          </table:table-cell>
          <table:table-cell office:value-type="float" office:value="3275.4235">
            <text:p>3275.4235</text:p>
          </table:table-cell>
          <table:table-cell table:style-name="ce1" office:value-type="percentage" office:value="0.313334">
            <text:p>31.33%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style-name="ce1" office:value-type="percentage" office:value="0.0421">
            <text:p>4.21%</text:p>
          </table:table-cell>
          <table:table-cell office:value-type="string">
            <text:p>TIME_LIMIT</text:p>
          </table:table-cell>
          <table:table-cell office:value-type="float" office:value="49348">
            <text:p>49348</text:p>
          </table:table-cell>
          <table:table-cell office:value-type="string">
            <text:p>[1,2,3,4,5,6]</text:p>
          </table:table-cell>
          <table:table-cell office:value-type="string">
            <text:p>&lt;1,39,116,69,82,127|2,0,92,81,29,50,128|3,0,55,76,34,45,129|4,0,94,26,106,60,95,130|5,0,84,110,86,111,131|6,117,0,112,119,38,125,132|7,61,72,44,133|8,0,73,33,71,108,42,134|9,0,67,27,98,47,100,99,135|10,70,63,136|11,40,66,97,137||13,88,36,74,57,139|14,0,89,115,35,77,114,140|15,59,75,54,141|16,87,43,31,142|17,0,53,56,113,32,107,85,143|18,0,58,49,51,83,144|19,52,0,101,104,93,145|20,0,62,123,124,30,121,122,120,118,146|21,46,0,65,78,79,37,102,147|22,0,28,103,91,148|23,0,64,48,80,105,149|24,41,109,68,150|25,90,96,151&gt;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346">
            <text:p>11346</text:p>
          </table:table-cell>
          <table:table-cell office:value-type="float" office:value="300096">
            <text:p>300096</text:p>
          </table:table-cell>
          <table:table-cell office:value-type="float" office:value="0">
            <text:p>0</text:p>
          </table:table-cell>
          <table:table-cell office:value-type="float" office:value="11097.6597">
            <text:p>11097.6597</text:p>
          </table:table-cell>
          <table:table-cell office:value-type="float" office:value="927.9497">
            <text:p>927.9497</text:p>
          </table:table-cell>
          <table:table-cell office:value-type="float" office:value="3090.5234">
            <text:p>3090.5234</text:p>
          </table:table-cell>
          <table:table-cell table:style-name="ce1" office:value-type="percentage" office:value="2.590867">
            <text:p>259.09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style-name="ce1" office:value-type="percentage" office:value="0.1499">
            <text:p>14.99%</text:p>
          </table:table-cell>
          <table:table-cell office:value-type="string">
            <text:p>TIME_LIMIT</text:p>
          </table:table-cell>
          <table:table-cell office:value-type="float" office:value="80935">
            <text:p>80935</text:p>
          </table:table-cell>
          <table:table-cell office:value-type="string">
            <text:p>[1,2,3,4,5,6]</text:p>
          </table:table-cell>
          <table:table-cell office:value-type="string">
            <text:p>&lt;1,0,70,107,30,110,124,127|2,53,0,77,113,44,32,43,128|3,0,41,86,109,33,74,73,85,118,129|4,0,90,72,98,115,130||6,67,117,84,68,81,29,132|7,58,133|8,61,134|9,97,135|10,0,46,65,122,62,121,38,136|11,0,123,120,119,31,114,83,137|12,64,92,48,100,47,112,82,138|13,52,0,27,40,66,99,79,80,50,139||15,76,0,106,103,104,28,49,93,105,102,141||17,0,56,55,34,59,45,91,57,95,26,143|18,0,87,94,101,37,78,144||20,39,0,69,63,111,42,116,125,146|21,108,0,36,89,96,147|22,0,88,71,35,60,148|23,0,54,75,51,149||&gt;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3750">
            <text:p>13750</text:p>
          </table:table-cell>
          <table:table-cell office:value-type="float" office:value="303919">
            <text:p>303919</text:p>
          </table:table-cell>
          <table:table-cell office:value-type="float" office:value="0">
            <text:p>0</text:p>
          </table:table-cell>
          <table:table-cell office:value-type="float" office:value="8213.2517">
            <text:p>8213.2517</text:p>
          </table:table-cell>
          <table:table-cell office:value-type="float" office:value="928.8254">
            <text:p>928.8254</text:p>
          </table:table-cell>
          <table:table-cell office:value-type="float" office:value="2879.0909">
            <text:p>2879.0909</text:p>
          </table:table-cell>
          <table:table-cell table:style-name="ce1" office:value-type="percentage" office:value="1.852724">
            <text:p>185.27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style-name="ce1" office:value-type="percentage" office:value="0.1189">
            <text:p>11.89%</text:p>
          </table:table-cell>
          <table:table-cell office:value-type="string">
            <text:p>TIME_LIMIT</text:p>
          </table:table-cell>
          <table:table-cell office:value-type="float" office:value="94783">
            <text:p>94783</text:p>
          </table:table-cell>
          <table:table-cell office:value-type="string">
            <text:p>[1,2,3,4,5,6]</text:p>
          </table:table-cell>
          <table:table-cell office:value-type="string">
            <text:p>&lt;1,39,0,117,63,41,76,74,68,127|2,64,0,92,48,97,46,98,27,82,112,122,120,38,51,50,128|3,0,88,115,45,57,26,102,95,129||5,0,54,28,94,55,131||7,67,0,62,123,86,69,116,110,84,124,121,31,30,109,42,85,133|8,59,58,134|9,70,135||11,52,0,78,65,100,81,29,99,83,105,137|||||16,119,0,77,113,87,56,75,101,93,79,80,49,60,142|17,0,32,107,73,72,61,89,143|||20,0,90,40,96,111,146|21,0,53,37,104,103,106,34,35,91,147|22,44,43,66,47,148|||25,0,36,33,71,108,114,118,125,151&gt;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7777">
            <text:p>7777</text:p>
          </table:table-cell>
          <table:table-cell office:value-type="float" office:value="300047">
            <text:p>300047</text:p>
          </table:table-cell>
          <table:table-cell office:value-type="float" office:value="0">
            <text:p>0</text:p>
          </table:table-cell>
          <table:table-cell office:value-type="float" office:value="4038.4159">
            <text:p>4038.4159</text:p>
          </table:table-cell>
          <table:table-cell office:value-type="float" office:value="231.4109">
            <text:p>231.4109</text:p>
          </table:table-cell>
          <table:table-cell office:value-type="float" office:value="3213.2761">
            <text:p>3213.2761</text:p>
          </table:table-cell>
          <table:table-cell table:style-name="ce1" office:value-type="percentage" office:value="0.256791">
            <text:p>25.68%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style-name="ce1" office:value-type="percentage" office:value="0.053">
            <text:p>5.30%</text:p>
          </table:table-cell>
          <table:table-cell office:value-type="string">
            <text:p>TIME_LIMIT</text:p>
          </table:table-cell>
          <table:table-cell office:value-type="float" office:value="38938">
            <text:p>38938</text:p>
          </table:table-cell>
          <table:table-cell office:value-type="string">
            <text:p>[1,2,3,4,5,6]</text:p>
          </table:table-cell>
          <table:table-cell office:value-type="string">
            <text:p>&lt;1,108,0,124,82,49,102,127|2,0,117,89,76,110,109,91,128|3,0,69,65,63,62,60,129|4,39,84,100,35,130|5,0,48,44,74,45,81,116,105,131|6,52,53,55,57,114,132|7,70,32,103,133|8,30,134|9,0,40,135|10,0,77,111,112,122,99,83,136|11,72,104,28,85,137|12,123,94,115,106,121,138|13,0,58,59,51,118,139|14,87,92,96,140|15,67,86,119,75,141|16,0,36,41,34,38,42,142|17,0,37,98,80,93,95,143|18,0,46,43,47,73,50,144|19,0,97,66,68,79,145|20,90,0,107,113,78,146|21,0,27,31,33,71,29,26,125,147|22,64,61,148|23,56,54,149|24,120,88,101,150|&gt;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8157">
            <text:p>8157</text:p>
          </table:table-cell>
          <table:table-cell office:value-type="float" office:value="300193">
            <text:p>300193</text:p>
          </table:table-cell>
          <table:table-cell office:value-type="float" office:value="0">
            <text:p>0</text:p>
          </table:table-cell>
          <table:table-cell office:value-type="float" office:value="3996.5983">
            <text:p>3996.5983</text:p>
          </table:table-cell>
          <table:table-cell office:value-type="float" office:value="233.1448">
            <text:p>233.1448</text:p>
          </table:table-cell>
          <table:table-cell office:value-type="float" office:value="3043.8627">
            <text:p>3043.8627</text:p>
          </table:table-cell>
          <table:table-cell table:style-name="ce1" office:value-type="percentage" office:value="0.313002">
            <text:p>31.30%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style-name="ce1" office:value-type="percentage" office:value="0.1043">
            <text:p>10.43%</text:p>
          </table:table-cell>
          <table:table-cell office:value-type="string">
            <text:p>TIME_LIMIT</text:p>
          </table:table-cell>
          <table:table-cell office:value-type="float" office:value="52437">
            <text:p>52437</text:p>
          </table:table-cell>
          <table:table-cell office:value-type="string">
            <text:p>[1,2,3,4,5,6]</text:p>
          </table:table-cell>
          <table:table-cell office:value-type="string">
            <text:p>&lt;1,0,33,31,27,29,28,95,127|2,75,0,96,59,56,128|3,77,0,124,82,45,49,73,129|4,120,88,130|5,0,63,65,66,131|6,90,0,47,43,114,132|7,62,64,61,133|8,0,86,106,121,119,116,91,134|9,117,87,89,76,74,50,135||11,97,69,68,60,137||13,0,112,84,122,100,83,139|14,0,107,115,80,93,105,140|15,0,94,123,113,78,38,42,141|16,32,67,71,142|17,108,101,143|18,0,48,44,46,144|19,26,70,30,98,145|20,0,53,55,51,57,110,146|21,0,92,109,81,118,147|22,40,41,111,99,102,148|23,58,52,54,79,149|24,0,36,34,35,37,85,125,150|25,72,39,103,104,151&gt;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3650">
            <text:p>13650</text:p>
          </table:table-cell>
          <table:table-cell office:value-type="float" office:value="324226">
            <text:p>324226</text:p>
          </table:table-cell>
          <table:table-cell office:value-type="float" office:value="0">
            <text:p>0</text:p>
          </table:table-cell>
          <table:table-cell office:value-type="float" office:value="10048.3677">
            <text:p>10048.3677</text:p>
          </table:table-cell>
          <table:table-cell office:value-type="float" office:value="898.9018">
            <text:p>898.9018</text:p>
          </table:table-cell>
          <table:table-cell office:value-type="float" office:value="3233.8386">
            <text:p>3233.8386</text:p>
          </table:table-cell>
          <table:table-cell table:style-name="ce1" office:value-type="percentage" office:value="2.107257">
            <text:p>210.73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style-name="ce1" office:value-type="percentage" office:value="0.1145">
            <text:p>11.45%</text:p>
          </table:table-cell>
          <table:table-cell office:value-type="string">
            <text:p>TIME_LIMIT</text:p>
          </table:table-cell>
          <table:table-cell office:value-type="float" office:value="81405">
            <text:p>81405</text:p>
          </table:table-cell>
          <table:table-cell office:value-type="string">
            <text:p>[1,2,3,4,5,6]</text:p>
          </table:table-cell>
          <table:table-cell office:value-type="string">
            <text:p>&lt;1,0,40,36,37,107,78,103,104,33,127|2,0,97,64,66,63,68,62,128|3,84,129|4,39,0,41,35,38,42,85,130|5,0,88,120,131|6,72,0,34,112,124,82,47,45,74,73,49,132||8,48,0,46,91,79,60,26,134|||11,70,137|12,30,0,123,108,106,65,138||14,77,0,113,98,32,31,29,140|15,0,90,94,27,86,141||17,0,117,89,87,96,143|18,58,0,92,75,51,59,121,93,80,95,125,144||20,0,56,54,52,53,55,57,114,146||22,0,43,101,76,110,109,116,118,105,148|23,0,44,100,115,119,149|24,111,0,122,99,83,102,50,150|25,61,0,67,69,71,28,81,151&gt;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739">
            <text:p>11739</text:p>
          </table:table-cell>
          <table:table-cell office:value-type="float" office:value="301128">
            <text:p>301128</text:p>
          </table:table-cell>
          <table:table-cell office:value-type="float" office:value="0">
            <text:p>0</text:p>
          </table:table-cell>
          <table:table-cell office:value-type="float" office:value="8007.4993">
            <text:p>8007.4993</text:p>
          </table:table-cell>
          <table:table-cell office:value-type="float" office:value="903.5137">
            <text:p>903.5137</text:p>
          </table:table-cell>
          <table:table-cell office:value-type="float" office:value="3055.5208">
            <text:p>3055.5208</text:p>
          </table:table-cell>
          <table:table-cell table:style-name="ce1" office:value-type="percentage" office:value="1.620666">
            <text:p>162.07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style-name="ce1" office:value-type="percentage" office:value="0.1121">
            <text:p>11.21%</text:p>
          </table:table-cell>
          <table:table-cell office:value-type="string">
            <text:p>TIME_LIMIT</text:p>
          </table:table-cell>
          <table:table-cell office:value-type="float" office:value="88601">
            <text:p>88601</text:p>
          </table:table-cell>
          <table:table-cell office:value-type="string">
            <text:p>[1,2,3,4,5,6]</text:p>
          </table:table-cell>
          <table:table-cell office:value-type="string">
            <text:p>&lt;1,88,58,127|2,73,0,46,48,44,74,47,45,81,116,91,108,99,102,83,128|3,117,129|4,90,130|5,0,70,28,31,30,26,80,32,29,93,105,118,131||7,0,39,84,133||||11,119,0,67,61,62,97,54,92,106,137|12,121,0,69,65,111,71,57,138|13,100,72,139|14,0,120,140||16,0,64,94,86,98,142|17,37,0,40,41,36,124,107,115,77,112,122,38,42,143||19,0,113,27,33,68,60,79,145||21,0,78,103,104,85,123,95,125,147||23,89,0,101,43,82,34,35,149|24,51,0,53,59,75,110,109,76,114,49,50,150|25,0,56,52,55,87,96,63,66,151&gt;</text:p>
          </table:table-cell>
        </table:table-row>
        <table:table-row table:style-name="ro1">
          <table:table-cell table:number-columns-repeated="12"/>
          <table:table-cell table:formula="of:=AVERAGE([.M46:.M57])" office:value-type="percentage" office:value="0.904836166666667">
            <text:p>90.48%</text:p>
          </table:table-cell>
          <table:table-cell table:number-columns-repeated="3"/>
          <table:table-cell table:style-name="ce1" table:formula="of:=AVERAGE([.Q46:.Q57])" office:value-type="percentage" office:value="0.0636">
            <text:p>6.36%</text:p>
          </table:table-cell>
          <table:table-cell table:number-columns-repeated="4"/>
        </table:table-row>
      </table:table>
      <table:table table:name="Sheet2" table:style-name="ta1" table:print-ranges="Sheet2.A1:Sheet2.S14">
        <table:table-column table:style-name="co21" table:default-cell-style-name="ce2"/>
        <table:table-column table:style-name="co22" table:default-cell-style-name="Default"/>
        <table:table-column table:style-name="co23" table:number-columns-repeated="4" table:default-cell-style-name="Default"/>
        <table:table-column table:style-name="co21" table:number-columns-repeated="1018" table:default-cell-style-name="Default"/>
        <table:table-row table:style-name="ro1">
          <table:table-cell office:value-type="string">
            <text:p>name</text:p>
          </table:table-cell>
          <table:table-cell table:style-name="ce2" office:value-type="string">
            <text:p>group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crew</text:p>
          </table:table-cell>
          <table:table-cell table:style-name="ce2" office:value-type="string">
            <text:p>run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pool_gen_time</text:p>
          </table:table-cell>
          <table:table-cell table:style-name="ce2" office:value-type="string">
            <text:p>sc_time</text:p>
          </table:table-cell>
          <table:table-cell table:style-name="ce2" office:value-type="string">
            <text:p>sol_unserved</text:p>
          </table:table-cell>
          <table:table-cell table:style-name="ce2" office:value-type="string">
            <text:p>sol_wt</text:p>
          </table:table-cell>
          <table:table-cell table:style-name="ce2" office:value-type="string">
            <text:p>sol_wt_dev</text:p>
          </table:table-cell>
          <table:table-cell table:style-name="ce2" office:value-type="string">
            <text:p>sol_bks</text:p>
          </table:table-cell>
          <table:table-cell table:style-name="ce2" office:value-type="string">
            <text:p>sol_gap</text:p>
          </table:table-cell>
          <table:table-cell table:style-name="ce2" office:value-type="string">
            <text:p>sol_bks_K</text:p>
          </table:table-cell>
          <table:table-cell table:style-name="ce2" office:value-type="string">
            <text:p>sol_K</text:p>
          </table:table-cell>
          <table:table-cell table:style-name="ce2" office:value-type="string">
            <text:p>sol_checksol</text:p>
          </table:table-cell>
          <table:table-cell table:style-name="ce2" office:value-type="string">
            <text:p>sc_bbgap</text:p>
          </table:table-cell>
          <table:table-cell table:style-name="ce2" office:value-type="string">
            <text:p>sc_status</text:p>
          </table:table-cell>
          <table:table-cell table:style-name="ce2" office:value-type="string">
            <text:p>pool_size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172">
            <text:p>11172</text:p>
          </table:table-cell>
          <table:table-cell office:value-type="float" office:value="56398">
            <text:p>56398</text:p>
          </table:table-cell>
          <table:table-cell office:value-type="float" office:value="0">
            <text:p>0</text:p>
          </table:table-cell>
          <table:table-cell office:value-type="float" office:value="12339.3033">
            <text:p>12339.3033</text:p>
          </table:table-cell>
          <table:table-cell office:value-type="float" office:value="1221.4819">
            <text:p>1221.4819</text:p>
          </table:table-cell>
          <table:table-cell office:value-type="float" office:value="11082.8108">
            <text:p>11082.8108</text:p>
          </table:table-cell>
          <table:table-cell table:style-name="ce1" office:value-type="percentage" office:value="0.113373">
            <text:p>11.34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style-name="ce1" office:value-type="percentage" office:value="-0">
            <text:p>0.00%</text:p>
          </table:table-cell>
          <table:table-cell office:value-type="string">
            <text:p>INTERRUPTED</text:p>
          </table:table-cell>
          <table:table-cell office:value-type="float" office:value="64094">
            <text:p>64094</text:p>
          </table:table-cell>
          <table:table-cell table:number-columns-repeated="1005"/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2262">
            <text:p>12262</text:p>
          </table:table-cell>
          <table:table-cell office:value-type="float" office:value="100790">
            <text:p>100790</text:p>
          </table:table-cell>
          <table:table-cell office:value-type="float" office:value="0">
            <text:p>0</text:p>
          </table:table-cell>
          <table:table-cell office:value-type="float" office:value="11590.0883">
            <text:p>11590.0883</text:p>
          </table:table-cell>
          <table:table-cell office:value-type="float" office:value="1222.1951">
            <text:p>1222.1951</text:p>
          </table:table-cell>
          <table:table-cell office:value-type="float" office:value="10735.6333">
            <text:p>10735.6333</text:p>
          </table:table-cell>
          <table:table-cell table:style-name="ce1" office:value-type="percentage" office:value="0.079591">
            <text:p>7.96%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INTERRUPTED</text:p>
          </table:table-cell>
          <table:table-cell office:value-type="float" office:value="73414">
            <text:p>73414</text:p>
          </table:table-cell>
          <table:table-cell table:number-columns-repeated="1005"/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2272">
            <text:p>12272</text:p>
          </table:table-cell>
          <table:table-cell office:value-type="float" office:value="242419">
            <text:p>242419</text:p>
          </table:table-cell>
          <table:table-cell office:value-type="float" office:value="0">
            <text:p>0</text:p>
          </table:table-cell>
          <table:table-cell office:value-type="float" office:value="20217.4764">
            <text:p>20217.4764</text:p>
          </table:table-cell>
          <table:table-cell office:value-type="float" office:value="3256.3814">
            <text:p>3256.3814</text:p>
          </table:table-cell>
          <table:table-cell office:value-type="float" office:value="11682.8421">
            <text:p>11682.8421</text:p>
          </table:table-cell>
          <table:table-cell table:style-name="ce1" office:value-type="percentage" office:value="0.730527">
            <text:p>73.05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4201">
            <text:p>74201</text:p>
          </table:table-cell>
          <table:table-cell table:number-columns-repeated="1005"/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6758">
            <text:p>16758</text:p>
          </table:table-cell>
          <table:table-cell office:value-type="float" office:value="38727">
            <text:p>38727</text:p>
          </table:table-cell>
          <table:table-cell office:value-type="float" office:value="0">
            <text:p>0</text:p>
          </table:table-cell>
          <table:table-cell office:value-type="float" office:value="16377.9543">
            <text:p>16377.9543</text:p>
          </table:table-cell>
          <table:table-cell office:value-type="float" office:value="3346.2121">
            <text:p>3346.2121</text:p>
          </table:table-cell>
          <table:table-cell office:value-type="float" office:value="10580.3157">
            <text:p>10580.3157</text:p>
          </table:table-cell>
          <table:table-cell table:style-name="ce1" office:value-type="percentage" office:value="0.547965">
            <text:p>54.80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style-name="ce1"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98317">
            <text:p>98317</text:p>
          </table:table-cell>
          <table:table-cell table:number-columns-repeated="1005"/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0111">
            <text:p>10111</text:p>
          </table:table-cell>
          <table:table-cell office:value-type="float" office:value="300036">
            <text:p>300036</text:p>
          </table:table-cell>
          <table:table-cell office:value-type="float" office:value="0">
            <text:p>0</text:p>
          </table:table-cell>
          <table:table-cell office:value-type="float" office:value="4608.3119">
            <text:p>4608.3119</text:p>
          </table:table-cell>
          <table:table-cell office:value-type="float" office:value="108.8786">
            <text:p>108.8786</text:p>
          </table:table-cell>
          <table:table-cell office:value-type="float" office:value="3459.8571">
            <text:p>3459.8571</text:p>
          </table:table-cell>
          <table:table-cell table:style-name="ce1" office:value-type="percentage" office:value="0.331937">
            <text:p>33.19%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style-name="ce1" office:value-type="percentage" office:value="0.0684">
            <text:p>6.84%</text:p>
          </table:table-cell>
          <table:table-cell office:value-type="string">
            <text:p>TIME_LIMIT</text:p>
          </table:table-cell>
          <table:table-cell office:value-type="float" office:value="33914">
            <text:p>33914</text:p>
          </table:table-cell>
          <table:table-cell table:number-columns-repeated="1005"/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9716">
            <text:p>9716</text:p>
          </table:table-cell>
          <table:table-cell office:value-type="float" office:value="300048">
            <text:p>300048</text:p>
          </table:table-cell>
          <table:table-cell office:value-type="float" office:value="0">
            <text:p>0</text:p>
          </table:table-cell>
          <table:table-cell office:value-type="float" office:value="4301.7265">
            <text:p>4301.7265</text:p>
          </table:table-cell>
          <table:table-cell office:value-type="float" office:value="229.2616">
            <text:p>229.2616</text:p>
          </table:table-cell>
          <table:table-cell office:value-type="float" office:value="3275.4235">
            <text:p>3275.4235</text:p>
          </table:table-cell>
          <table:table-cell table:style-name="ce1" office:value-type="percentage" office:value="0.313334">
            <text:p>31.33%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style-name="ce1" office:value-type="percentage" office:value="0.0421">
            <text:p>4.21%</text:p>
          </table:table-cell>
          <table:table-cell office:value-type="string">
            <text:p>TIME_LIMIT</text:p>
          </table:table-cell>
          <table:table-cell office:value-type="float" office:value="49348">
            <text:p>49348</text:p>
          </table:table-cell>
          <table:table-cell table:number-columns-repeated="1005"/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346">
            <text:p>11346</text:p>
          </table:table-cell>
          <table:table-cell office:value-type="float" office:value="300096">
            <text:p>300096</text:p>
          </table:table-cell>
          <table:table-cell office:value-type="float" office:value="0">
            <text:p>0</text:p>
          </table:table-cell>
          <table:table-cell office:value-type="float" office:value="11097.6597">
            <text:p>11097.6597</text:p>
          </table:table-cell>
          <table:table-cell office:value-type="float" office:value="927.9497">
            <text:p>927.9497</text:p>
          </table:table-cell>
          <table:table-cell office:value-type="float" office:value="3090.5234">
            <text:p>3090.5234</text:p>
          </table:table-cell>
          <table:table-cell table:style-name="ce1" office:value-type="percentage" office:value="2.590867">
            <text:p>259.09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style-name="ce1" office:value-type="percentage" office:value="0.1499">
            <text:p>14.99%</text:p>
          </table:table-cell>
          <table:table-cell office:value-type="string">
            <text:p>TIME_LIMIT</text:p>
          </table:table-cell>
          <table:table-cell office:value-type="float" office:value="80935">
            <text:p>80935</text:p>
          </table:table-cell>
          <table:table-cell table:number-columns-repeated="1005"/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3750">
            <text:p>13750</text:p>
          </table:table-cell>
          <table:table-cell office:value-type="float" office:value="303919">
            <text:p>303919</text:p>
          </table:table-cell>
          <table:table-cell office:value-type="float" office:value="0">
            <text:p>0</text:p>
          </table:table-cell>
          <table:table-cell office:value-type="float" office:value="8213.2517">
            <text:p>8213.2517</text:p>
          </table:table-cell>
          <table:table-cell office:value-type="float" office:value="928.8254">
            <text:p>928.8254</text:p>
          </table:table-cell>
          <table:table-cell office:value-type="float" office:value="2879.0909">
            <text:p>2879.0909</text:p>
          </table:table-cell>
          <table:table-cell table:style-name="ce1" office:value-type="percentage" office:value="1.852724">
            <text:p>185.27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style-name="ce1" office:value-type="percentage" office:value="0.1189">
            <text:p>11.89%</text:p>
          </table:table-cell>
          <table:table-cell office:value-type="string">
            <text:p>TIME_LIMIT</text:p>
          </table:table-cell>
          <table:table-cell office:value-type="float" office:value="94783">
            <text:p>94783</text:p>
          </table:table-cell>
          <table:table-cell table:number-columns-repeated="1005"/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7777">
            <text:p>7777</text:p>
          </table:table-cell>
          <table:table-cell office:value-type="float" office:value="300047">
            <text:p>300047</text:p>
          </table:table-cell>
          <table:table-cell office:value-type="float" office:value="0">
            <text:p>0</text:p>
          </table:table-cell>
          <table:table-cell office:value-type="float" office:value="4038.4159">
            <text:p>4038.4159</text:p>
          </table:table-cell>
          <table:table-cell office:value-type="float" office:value="231.4109">
            <text:p>231.4109</text:p>
          </table:table-cell>
          <table:table-cell office:value-type="float" office:value="3213.2761">
            <text:p>3213.2761</text:p>
          </table:table-cell>
          <table:table-cell table:style-name="ce1" office:value-type="percentage" office:value="0.256791">
            <text:p>25.68%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style-name="ce1" office:value-type="percentage" office:value="0.053">
            <text:p>5.30%</text:p>
          </table:table-cell>
          <table:table-cell office:value-type="string">
            <text:p>TIME_LIMIT</text:p>
          </table:table-cell>
          <table:table-cell office:value-type="float" office:value="38938">
            <text:p>38938</text:p>
          </table:table-cell>
          <table:table-cell table:number-columns-repeated="1005"/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8157">
            <text:p>8157</text:p>
          </table:table-cell>
          <table:table-cell office:value-type="float" office:value="300193">
            <text:p>300193</text:p>
          </table:table-cell>
          <table:table-cell office:value-type="float" office:value="0">
            <text:p>0</text:p>
          </table:table-cell>
          <table:table-cell office:value-type="float" office:value="3996.5983">
            <text:p>3996.5983</text:p>
          </table:table-cell>
          <table:table-cell office:value-type="float" office:value="233.1448">
            <text:p>233.1448</text:p>
          </table:table-cell>
          <table:table-cell office:value-type="float" office:value="3043.8627">
            <text:p>3043.8627</text:p>
          </table:table-cell>
          <table:table-cell table:style-name="ce1" office:value-type="percentage" office:value="0.313002">
            <text:p>31.30%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style-name="ce1" office:value-type="percentage" office:value="0.1043">
            <text:p>10.43%</text:p>
          </table:table-cell>
          <table:table-cell office:value-type="string">
            <text:p>TIME_LIMIT</text:p>
          </table:table-cell>
          <table:table-cell office:value-type="float" office:value="52437">
            <text:p>52437</text:p>
          </table:table-cell>
          <table:table-cell table:number-columns-repeated="1005"/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3650">
            <text:p>13650</text:p>
          </table:table-cell>
          <table:table-cell office:value-type="float" office:value="324226">
            <text:p>324226</text:p>
          </table:table-cell>
          <table:table-cell office:value-type="float" office:value="0">
            <text:p>0</text:p>
          </table:table-cell>
          <table:table-cell office:value-type="float" office:value="10048.3677">
            <text:p>10048.3677</text:p>
          </table:table-cell>
          <table:table-cell office:value-type="float" office:value="898.9018">
            <text:p>898.9018</text:p>
          </table:table-cell>
          <table:table-cell office:value-type="float" office:value="3233.8386">
            <text:p>3233.8386</text:p>
          </table:table-cell>
          <table:table-cell table:style-name="ce1" office:value-type="percentage" office:value="2.107257">
            <text:p>210.73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style-name="ce1" office:value-type="percentage" office:value="0.1145">
            <text:p>11.45%</text:p>
          </table:table-cell>
          <table:table-cell office:value-type="string">
            <text:p>TIME_LIMIT</text:p>
          </table:table-cell>
          <table:table-cell office:value-type="float" office:value="81405">
            <text:p>81405</text:p>
          </table:table-cell>
          <table:table-cell table:number-columns-repeated="1005"/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11739">
            <text:p>11739</text:p>
          </table:table-cell>
          <table:table-cell office:value-type="float" office:value="301128">
            <text:p>301128</text:p>
          </table:table-cell>
          <table:table-cell office:value-type="float" office:value="0">
            <text:p>0</text:p>
          </table:table-cell>
          <table:table-cell office:value-type="float" office:value="8007.4993">
            <text:p>8007.4993</text:p>
          </table:table-cell>
          <table:table-cell office:value-type="float" office:value="903.5137">
            <text:p>903.5137</text:p>
          </table:table-cell>
          <table:table-cell office:value-type="float" office:value="3055.5208">
            <text:p>3055.5208</text:p>
          </table:table-cell>
          <table:table-cell table:style-name="ce1" office:value-type="percentage" office:value="1.620666">
            <text:p>162.07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style-name="ce1" office:value-type="percentage" office:value="0.1121">
            <text:p>11.21%</text:p>
          </table:table-cell>
          <table:table-cell office:value-type="string">
            <text:p>TIME_LIMIT</text:p>
          </table:table-cell>
          <table:table-cell office:value-type="float" office:value="88601">
            <text:p>88601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11"/>
          <table:table-cell table:style-name="ce2" table:formula="of:=AVERAGE([.M2:.M13])" office:value-type="percentage" office:value="0.904836166666667">
            <text:p>90.48%</text:p>
          </table:table-cell>
          <table:table-cell table:style-name="ce2" table:number-columns-repeated="3"/>
          <table:table-cell table:style-name="ce3" table:formula="of:=AVERAGE([.Q2:.Q13])" office:value-type="percentage" office:value="0.0636">
            <text:p>6.36%</text:p>
          </table:table-cell>
          <table:table-cell table:style-name="ce2"/>
          <table:table-cell table:style-name="ce4" table:formula="of:=AVERAGE([.S2:.S13])" office:value-type="float" office:value="69198.9166666667">
            <text:p>69199</text:p>
          </table:table-cell>
          <table:table-cell table:style-name="ce2" table:number-columns-repeated="100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10/25/2011</text:date>, <text:time>09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Victor Pillac</meta:printed-by>
    <meta:print-date>2011-10-25T09:04:15</meta:print-date>
    <dc:date>2011-10-25T09:42:05</dc:date>
    <dc:creator>Victor Pillac</dc:creator>
    <meta:document-statistic meta:table-count="2" meta:cell-count="518" meta:object-count="0"/>
    <meta:generator>LibreOffice/3.4$Unix LibreOffice_project/340m1$Build-302</meta:generator>
  </office:meta>
</office:document-meta>
</file>